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03200000032F74C677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gr12" style:family="graphic" style:parent-style-name="standard">
      <style:graphic-properties svg:stroke-width="0.102cm" svg:stroke-color="#000000" draw:marker-start-width="0.356cm" draw:marker-end-width="0.356cm" draw:fill-color="#dd4814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5">
      <style:graphic-properties fo:min-height="11.933cm"/>
    </style:style>
    <style:style style:name="pr8" style:family="presentation" style:parent-style-name="Default-outline1" style:list-style-name="L5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size="35pt" style:font-size-asian="35pt" style:font-size-complex="35pt"/>
    </style:style>
    <style:style style:name="P14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5" style:family="paragraph">
      <style:text-properties fo:color="#000000"/>
    </style:style>
    <style:style style:name="P16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 text:style-name="P12"><text:span text:style-name="T8">Inversion</text:span></text:p>
          </draw:text-box>
        </draw:frame>
        <draw:frame draw:style-name="gr7" draw:text-style-name="P14" draw:layer="layout" svg:width="8.499cm" svg:height="1.686cm" svg:x="12.075cm" svg:y="0.854cm">
          <draw:text-box>
            <text:p text:style-name="P13"><text:span text:style-name="T9">Observed data</text:span></text:p>
          </draw:text-box>
        </draw:frame>
        <draw:frame draw:style-name="gr7" draw:text-style-name="P14" draw:layer="layout" svg:width="5.696cm" svg:height="1.686cm" svg:x="19.112cm" svg:y="8.382cm">
          <draw:text-box>
            <text:p text:style-name="P13"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6" draw:layer="layout" svg:width="12.192cm" svg:height="1.991cm" svg:x="2.794cm" svg:y="12.444cm">
          <draw:text-box>
            <text:p text:style-name="P15"><text:span text:style-name="T10">Prior information</text:span></text:p>
          </draw:text-box>
        </draw:frame>
        <draw:frame draw:style-name="gr7" draw:text-style-name="P14" draw:layer="layout" svg:width="10.035cm" svg:height="6.194cm" svg:x="2.681cm" svg:y="15.252cm">
          <draw:text-box>
            <text:p text:style-name="P13"><text:span text:style-name="T11">Regularization:</text:span></text:p>
            <text:list text:style-name="L2">
              <text:list-item>
                <text:p text:style-name="P13"><text:span text:style-name="T9"><text:s/></text:span><text:span text:style-name="T9">Damping</text:span></text:p>
              </text:list-item>
              <text:list-item>
                <text:p text:style-name="P13"><text:span text:style-name="T9"><text:s/></text:span><text:span text:style-name="T9">Smoothness</text:span></text:p>
              </text:list-item>
            </text:list>
            <text:p text:style-name="P13"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 text:style-name="P12"><text:span text:style-name="T8">Inversion</text:span></text:p>
          </draw:text-box>
        </draw:frame>
        <draw:frame draw:style-name="gr7" draw:text-style-name="P14" draw:layer="layout" svg:width="8.499cm" svg:height="1.686cm" svg:x="12.076cm" svg:y="0.854cm">
          <draw:text-box>
            <text:p text:style-name="P13"><text:span text:style-name="T9">Observed data</text:span></text:p>
          </draw:text-box>
        </draw:frame>
        <draw:frame draw:style-name="gr7" draw:text-style-name="P14" draw:layer="layout" svg:width="5.696cm" svg:height="1.686cm" svg:x="19.113cm" svg:y="8.382cm">
          <draw:text-box>
            <text:p text:style-name="P13"><text:span text:style-name="T9">3D 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5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Speed</text:span></text:p>
              </text:list-item>
              <text:list-item>
                <text:p text:style-name="P9"><text:span text:style-name="T7"><text:s text:c="2"/></text:span><text:span text:style-name="T7">Prior information</text:span></text:p>
              </text:list-item>
            </text:list>
            <text:list text:style-name="L6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8" draw:text-style-name="P10" draw:layer="layout" svg:width="22.993cm" svg:height="17.879cm" svg:x="3.185cm" svg:y="1.933cm" presentation:class="outline" presentation:user-transformed="true">
          <draw:text-box>
            <text:list text:style-name="L5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Speed</text:span></text:p>
              </text:list-item>
              <text:list-item>
                <text:p text:style-name="P9"><text:span text:style-name="T7"><text:s text:c="2"/></text:span><text:span text:style-name="T7">Prior information</text:span></text:p>
              </text:list-item>
            </text:list>
            <text:list text:style-name="L6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draw:custom-shape draw:style-name="gr12" draw:text-style-name="P1" draw:layer="layout" svg:width="15.748cm" svg:height="1.27cm" svg:x="11.125cm" svg:y="9.601cm">
          <text:p/>
          <draw:enhanced-geometry svg:viewBox="0 0 21600 21600" draw:text-areas="0 ?f0 ?f5 ?f2" draw:type="right-arrow" draw:modifiers="18803.4795860055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8.0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2" draw:text-style-name="P3" draw:layer="layout" svg:width="24.631cm" svg:height="8.13cm" svg:x="1.68cm" svg:y="11.43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03200000032F74C6771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09-25T11:24:13</dc:date>
    <dc:creator>Leonardo Uieda</dc:creator>
    <meta:editing-duration>PT3H57M10S</meta:editing-duration>
    <meta:editing-cycles>47</meta:editing-cycles>
    <meta:generator>LibreOffice/3.5$Linux_X86_64 LibreOffice_project/350m1$Build-2</meta:generator>
    <meta:document-statistic meta:object-count="79"/>
  </office:meta>
</office:document-meta>
</file>